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ColWidth_3cm" style:family="table-column" style:display-name="ColWidth_3cm">
      <style:table-column-properties style:column-width="3cm"/>
    </style:style>
    <style:style style:name="ColWidth_3.6cm" style:family="table-column" style:display-name="ColWidth_3.6cm">
      <style:table-column-properties style:column-width="3.6cm"/>
    </style:style>
    <style:style style:name="ColWidth_7cm" style:family="table-column" style:display-name="ColWidth_7cm">
      <style:table-column-properties style:column-width="7cm"/>
    </style:style>
    <style:style style:name="ColWidth_3.5cm" style:family="table-column" style:display-name="ColWidth_3.5cm">
      <style:table-column-properties style:column-width="3.5cm"/>
    </style:style>
    <style:style style:name="ColWidth_1cm" style:family="table-column" style:display-name="ColWidth_1cm">
      <style:table-column-properties style:column-width="1cm"/>
    </style:style>
    <style:style style:name="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MColWidth_1.4cm" style:family="table-column" style:display-name="ColWidth_1.4cm">
      <style:table-column-properties style:column-width="1.4cm"/>
    </style:style>
    <style:style style:name="RowHeight" style:family="table-row" style:display-name="RowHeight">
      <style:table-row-properties style:row-height="1.5cm"/>
    </style:style>
    <style:style style:name="CellBorders" style:family="table-cell" style:display-name="CellBorders">
      <style:table-cell-properties fo:border="0.6pt solid #000000"/>
      <style:text-properties fo:font-size="7pt" fo:font-family="Arial"/>
    </style:style>
  </office:automatic-styles>
  <office:body>
    <office:spreadsheet>
      <table:table table:name="Dati-Libri">
        <table:table-column table:style-name="ColWidth_3cm"/>
        <table:table-column table:style-name="ColWidth_3.6cm"/>
        <table:table-column table:style-name="ColWidth_7cm"/>
        <table:table-column table:style-name="ColWidth_3.5cm"/>
        <table:table-column table:style-name="ColWidth_1cm"/>
        <table:table-column table:style-name="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column table:style-name="MColWidth_1.4cm"/>
        <table:table-row table:style-name="RowHeight">
          <table:table-cell table:style-name="CellBorders">
            <text:p>02/11/2024</text:p>
          </table:table-cell>
          <table:table-cell table:style-name="CellBorders">
            <text:p>3807991129</text:p>
          </table:table-cell>
          <table:table-cell table:style-name="CellBorders">
            <text:p>Tarlev</text:p>
          </table:table-cell>
          <table:table-cell table:style-name="CellBorders">
            <text:p>Andrei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Scuola</text:p>
          </table:table-cell>
          <table:table-cell table:style-name="CellBorders">
            <text:p>LICEO ARTISTICO</text:p>
          </table:table-cell>
          <table:table-cell table:style-name="CellBorders">
            <text:p>
Classe:  5 M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Acconc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Buono Usato</text:p>
          </table:table-cell>
          <table:table-cell table:style-name="CellBorders">
            <text:p/>
          </table:table-cell>
          <table:table-cell table:style-name="CellBorders">
            <text:p>No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Codice Volume</text:p>
          </table:table-cell>
          <table:table-cell table:style-name="CellBorders">
            <text:p>Materia / Disciplina</text:p>
          </table:table-cell>
          <table:table-cell table:style-name="CellBorders">
            <text:p>Titolo / Sottotitolo</text:p>
          </table:table-cell>
          <table:table-cell table:style-name="CellBorders">
            <text:p>Editore</text:p>
          </table:table-cell>
          <table:table-cell table:style-name="CellBorders">
            <text:p>Prezzo</text:p>
          </table:table-cell>
          <table:table-cell table:style-name="CellBorders">
            <text:p>Deve</text:p>
          </table:table-cell>
          <table:table-cell table:style-name="CellBorders">
            <text:p>Pagato</text:p>
          </table:table-cell>
          <table:table-cell table:style-name="CellBorders">
            <text:p>Magazzino</text:p>
          </table:table-cell>
          <table:table-cell table:style-name="CellBorders">
            <text:p>ORD</text:p>
          </table:table-cell>
          <table:table-cell table:style-name="CellBorders">
            <text:p>ARR</text:p>
          </table:table-cell>
          <table:table-cell table:style-name="CellBorders">
            <text:p>CONSE</text:p>
          </table:table-cell>
        </table:table-row>
        <table:table-row table:style-name="RowHeight">
          <table:table-cell table:style-name="CellBorders">
            <text:p>9788839536556 </text:p>
          </table:table-cell>
          <table:table-cell table:style-name="CellBorders">
            <text:p>ITALIANO LETTERATURA </text:p>
          </table:table-cell>
          <table:table-cell table:style-name="CellBorders">
            <text:p>LE OCCASIONI DELLA LETTERATURA 3 </text:p>
          </table:table-cell>
          <table:table-cell table:style-name="CellBorders">
            <text:p>PARAVIA </text:p>
          </table:table-cell>
          <table:table-cell table:style-name="CellBorders">
            <text:p>41,6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018786 </text:p>
          </table:table-cell>
          <table:table-cell table:style-name="CellBorders">
            <text:p>INGLESE </text:p>
          </table:table-cell>
          <table:table-cell table:style-name="CellBorders">
            <text:p>IN TIME </text:p>
          </table:table-cell>
          <table:table-cell table:style-name="CellBorders">
            <text:p>CIDEB </text:p>
          </table:table-cell>
          <table:table-cell table:style-name="CellBorders">
            <text:p>31,95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53020819 </text:p>
          </table:table-cell>
          <table:table-cell table:style-name="CellBorders">
            <text:p>INGLESE </text:p>
          </table:table-cell>
          <table:table-cell table:style-name="CellBorders">
            <text:p>FIREWORDS CONCISE </text:p>
          </table:table-cell>
          <table:table-cell table:style-name="CellBorders">
            <text:p>CIDEB </text:p>
          </table:table-cell>
          <table:table-cell table:style-name="CellBorders">
            <text:p>32,85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5074105 </text:p>
          </table:table-cell>
          <table:table-cell table:style-name="CellBorders">
            <text:p>STORIA </text:p>
          </table:table-cell>
          <table:table-cell table:style-name="CellBorders">
            <text:p>TEMPI 3 </text:p>
          </table:table-cell>
          <table:table-cell table:style-name="CellBorders">
            <text:p>SEI </text:p>
          </table:table-cell>
          <table:table-cell table:style-name="CellBorders">
            <text:p>35,9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39526410 </text:p>
          </table:table-cell>
          <table:table-cell table:style-name="CellBorders">
            <text:p>FILOSOFIA </text:p>
          </table:table-cell>
          <table:table-cell table:style-name="CellBorders">
            <text:p>PERCORSI DI FILOSOFIA 3 </text:p>
          </table:table-cell>
          <table:table-cell table:style-name="CellBorders">
            <text:p>PARAVIA </text:p>
          </table:table-cell>
          <table:table-cell table:style-name="CellBorders">
            <text:p>51,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524102 </text:p>
          </table:table-cell>
          <table:table-cell table:style-name="CellBorders">
            <text:p>MATEMATICA </text:p>
          </table:table-cell>
          <table:table-cell table:style-name="CellBorders">
            <text:p>PENSACI! </text:p>
          </table:table-cell>
          <table:table-cell table:style-name="CellBorders">
            <text:p>ZANICHELLI EDITORE </text:p>
          </table:table-cell>
          <table:table-cell table:style-name="CellBorders">
            <text:p>29,6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08434722 </text:p>
          </table:table-cell>
          <table:table-cell table:style-name="CellBorders">
            <text:p>FISICA </text:p>
          </table:table-cell>
          <table:table-cell table:style-name="CellBorders">
            <text:p>AMALDI VERDE (L') </text:p>
          </table:table-cell>
          <table:table-cell table:style-name="CellBorders">
            <text:p>ZANICHELLI EDITORE </text:p>
          </table:table-cell>
          <table:table-cell table:style-name="CellBorders">
            <text:p>24,5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28616474 </text:p>
          </table:table-cell>
          <table:table-cell table:style-name="CellBorders">
            <text:p>STORIA DELL'ARTE </text:p>
          </table:table-cell>
          <table:table-cell table:style-name="CellBorders">
            <text:p>ARTE. UNA STORIA NATURALE </text:p>
          </table:table-cell>
          <table:table-cell table:style-name="CellBorders">
            <text:p>EINAUDI SCUOLA </text:p>
          </table:table-cell>
          <table:table-cell table:style-name="CellBorders">
            <text:p>35,7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75273743 </text:p>
          </table:table-cell>
          <table:table-cell table:style-name="CellBorders">
            <text:p>FOTOGRAFIA </text:p>
          </table:table-cell>
          <table:table-cell table:style-name="CellBorders">
            <text:p>VISIVO AUDIOVISIVO MULTIMEDIALE </text:p>
          </table:table-cell>
          <table:table-cell table:style-name="CellBorders">
            <text:p>AUDINO EDITORE </text:p>
          </table:table-cell>
          <table:table-cell table:style-name="CellBorders">
            <text:p>17,0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  <table:table-row table:style-name="RowHeight">
          <table:table-cell table:style-name="CellBorders">
            <text:p>9788881040353 </text:p>
          </table:table-cell>
          <table:table-cell table:style-name="CellBorders">
            <text:p>SCIENZE MOTORIE </text:p>
          </table:table-cell>
          <table:table-cell table:style-name="CellBorders">
            <text:p>PIU' CHE SPORTIVO </text:p>
          </table:table-cell>
          <table:table-cell table:style-name="CellBorders">
            <text:p>D'ANNA </text:p>
          </table:table-cell>
          <table:table-cell table:style-name="CellBorders">
            <text:p>24,20 </text:p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  <table:table-cell table:style-name="CellBorders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office:version="1.2">
  <office:styles/>
  <office:automatic-styles>
    <style:page-layout style:name="LandscapeLayout">
      <style:page-layout-properties fo:margin="1cm" fo:page-width="29.7cm" fo:page-height="21cm" style:print-orientation="landscape"/>
    </style:page-layout>
    <style:page-layout style:name="LandscapeLayout">
      <style:page-layout-properties fo:margin="1cm" fo:page-width="29.7cm" fo:page-height="21cm" style:print-orientation="landscape"/>
    </style:page-layout>
  </office:automatic-styles>
  <office:master-styles>
    <style:master-page style:name="LandscapeMasterPage" style:page-layout-name="LandscapeLayout" style:display-name="LandscapeMasterPage"/>
    <style:master-page style:name="Default" style:page-layout-name="LandscapeLayout" style:display-name="Default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